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scrBook" text:name="Sect_scrBook">
        <text:p text:style-name="scrBook_scrBody"><text:span text:style-name="scrBookName_.nko_scrBook_scrBody">Mateo</text:span> <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 text:c="1"> </text:s>
        <text:section text:style-name="Sect_columns" text:name="Sect_columns">
          <text:p text:style-name="SectionHead_scrSection_columns_scrBook_scrBody"><text:span text:style-name="span_.nko_SectionHead_scrSection_columns_scrBook_scrBody">Bɔhɔ Yesu Fɛ́ Owíe Yerusalem</text:span><text:s text:c="1"> </text:s></text:p>
          <text:p text:style-name="ParallelPassageReference_scrSection_columns_scrBook_scrBody"><text:span text:style-name="span_.nko_ParallelPassageReference_scrSection_columns_scrBook_scrBody">(Marko 11:1-11; Luka 19:28-40; Yohane 12:12-19)</text:span><text:s text:c="1"> </text:s></text:p>
          <text:p text:style-name="ChapterNumber2"><text:span text:style-name="ChapterNumber_.nko_Paragraph1_scrSection_columns_scrBook_scrBody">21</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s text:c="1"> </text:s></text:p>
          <text:p text:style-name="Line1_scrSection_columns_scrBook_scrBody"><text:span text:style-name="span_.nko_Line1_scrSection_columns_scrBook_scrBody">Ololwií, ɔdɩn afrímúsʋ́.</text:span><text:s text:c="1"> </text:s></text:p>
          <text:p text:style-name="Line2_scrSection_columns_scrBook_scrBody"><text:span text:style-name="span_.nko_Line2_scrSection_columns_scrBook_scrBody">Ɔdɩn afrímú ibí yínhɛ́sʋ́ ɔbá.”</text:span><text:s text:c="1"> </text:s></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s text:c="1"> </text:s></text:p>
          <text:p text:style-name="ParallelPassageReference_scrSection_columns_scrBook_scrBody"><text:span text:style-name="span_.nko_ParallelPassageReference_scrSection_columns_scrBook_scrBody">(Marko 11:15-19; Luka 19:45-48; Yohane 2:13-22)</text:span><text:s text:c="1"> </text:s></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 </text:s></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s text:c="1"> </text:s></text:p>
          <text:p text:style-name="ParallelPassageReference_scrSection_columns_scrBook_scrBody"><text:span text:style-name="span_.nko_ParallelPassageReference_scrSection_columns_scrBook_scrBody">(Marko 11:12-14, 20-24)</text:span><text:s text:c="1"> </text:s></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s text:c="1"> </text:s></text:p>
          <text:p text:style-name="ParallelPassageReference_scrSection_columns_scrBook_scrBody"><text:span text:style-name="span_.nko_ParallelPassageReference_scrSection_columns_scrBook_scrBody">(Marko 11:27-33; Luka 20:1-8)</text:span><text:s text:c="1"> </text:s></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s text:c="1"> </text:s></text:p>
          <text:p text:style-name="SectionHead_scrSection_columns_scrBook_scrBody"><text:span text:style-name="span_.nko_SectionHead_scrSection_columns_scrBook_scrBody">Oyin Ɔkʋ Abi Anyɔ Ɩwɩ Yébi</text:span><text:s text:c="1"> </text:s></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s text:c="1"> </text:s></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s text:c="1"> </text:s></text:p>
          <text:p text:style-name="ParallelPassageReference_scrSection_columns_scrBook_scrBody"><text:span text:style-name="span_.nko_ParallelPassageReference_scrSection_columns_scrBook_scrBody">(Marko 12:1-12; Luka 20:9-19)</text:span><text:s text:c="1"> </text:s></text:p>
          <text:p text:style-name="div_Paragraph_scrSection_columns_scrBook_scrBody"><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s text:c="1"> </text:s></text:p>
          <text:p text:style-name="Line2_scrSection_columns_scrBook_scrBody"><text:span text:style-name="span_.nko_Line2_scrSection_columns_scrBook_scrBody">lébemlí okonkísʋ́bwi nɩ́.</text:span><text:s text:c="1"> </text:s></text:p>
          <text:p text:style-name="Line1_scrSection_columns_scrBook_scrBody"><text:span text:style-name="span_.nko_Line1_scrSection_columns_scrBook_scrBody">Bulu lɔ́bwɛ mʋ́ alɩ.</text:span><text:s text:c="1"> </text:s></text:p>
          <text:p text:style-name="Line2_scrSection_columns_scrBook_scrBody"><text:span text:style-name="span_.nko_Line2_scrSection_columns_scrBook_scrBody">Ɩbʋ wánwan.’</text:span><text:s text:c="1"> </text:s></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s text:c="1"> </text:s></text:p>
          <text:p text:style-name="ParallelPassageReference_scrSection_columns_scrBook_scrBody"><text:span text:style-name="span_.nko_ParallelPassageReference_scrSection_columns_scrBook_scrBody">(Luka 14:15-24)</text:span><text:s text:c="1"> </text:s></text:p>
          <text:p text:style-name="ChapterNumber2"><text:span text:style-name="ChapterNumber_.nko_Paragraph1_scrSection_columns_scrBook_scrBody">22</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s text:c="1"> </text:s></text:p>
          <text:p text:style-name="ParallelPassageReference_scrSection_columns_scrBook_scrBody"><text:span text:style-name="span_.nko_ParallelPassageReference_scrSection_columns_scrBook_scrBody">(Marko 12:13-17; Luka 20:20-26)</text:span><text:s text:c="1"> </text:s></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div_Paragraph_scrSection_columns_scrBook_scrBody"><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 </text:s></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s text:c="1"> </text:s></text:p>
          <text:p text:style-name="ParallelPassageReference_scrSection_columns_scrBook_scrBody"><text:span text:style-name="span_.nko_ParallelPassageReference_scrSection_columns_scrBook_scrBody">(Marko 12:18-27; Luka 20:27-40)</text:span><text:s text:c="1"> </text:s></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s text:c="1"> </text:s></text:p>
          <text:p text:style-name="ParallelPassageReference_scrSection_columns_scrBook_scrBody"><text:span text:style-name="span_.nko_ParallelPassageReference_scrSection_columns_scrBook_scrBody">(Marko 12:28-34; Luka 10:25-28)</text:span><text:s text:c="1"> </text:s></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s text:c="1"> </text:s></text:p>
          <text:p text:style-name="ParallelPassageReference_scrSection_columns_scrBook_scrBody"><text:span text:style-name="span_.nko_ParallelPassageReference_scrSection_columns_scrBook_scrBody">(Marko 12:35-37; Luka 20:41-44)</text:span><text:s text:c="1"> </text:s></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s text:c="1"> </text:s></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s text:c="1"> </text:s></text:p>
          <text:p text:style-name="Line2_scrSection_columns_scrBook_scrBody"><text:span text:style-name="span_.nko_Line2_scrSection_columns_scrBook_scrBody">yɔ́fʋn brɛ́á nɛ́ha fɛ́tsatsáa fʋ́ alupʋ́sʋ́?’</text:span><text:s text:c="1"> </text:s></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s text:c="1"> </text:s></text:p>
          <text:p text:style-name="ParallelPassageReference_scrSection_columns_scrBook_scrBody"><text:span text:style-name="span_.nko_ParallelPassageReference_scrSection_columns_scrBook_scrBody">(Marko 12:38-39; Luka 11:43, 46; 20:45-46)</text:span><text:s text:c="1"> </text:s></text:p>
          <text:p text:style-name="ChapterNumber2"><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s text:c="1"> </text:s></text:p>
          <text:p text:style-name="ParallelPassageReference_scrSection_columns_scrBook_scrBody"><text:span text:style-name="span_.nko_ParallelPassageReference_scrSection_columns_scrBook_scrBody">(Marko 12:40; Luka 11:39-42, 44, 52; 20:47)</text:span><text:s text:c="1"> </text:s></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
          <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s text:c="1"> </text:s></text:p>
          <text:p text:style-name="ParallelPassageReference_scrSection_columns_scrBook_scrBody"><text:span text:style-name="span_.nko_ParallelPassageReference_scrSection_columns_scrBook_scrBody">(Luka 11:47-51)</text:span><text:s text:c="1"> </text:s></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s text:c="1"> </text:s></text:p>
          <text:p text:style-name="ParallelPassageReference_scrSection_columns_scrBook_scrBody"><text:span text:style-name="span_.nko_ParallelPassageReference_scrSection_columns_scrBook_scrBody">(Luka 13:34-35)</text:span><text:s text:c="1"> </text:s></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default-outline-level="2" style:list-style-name="" style:master-page-name=""/>
    <style:style xmlns:style="urn:oasis:names:tc:opendocument:xmlns:style:1.0" style:name="scrBookName_.nko_scrBook_scrBody" style:family="text" style:parent-style-name="scrBook_scrBody">
      <style:text-properties text:display="none"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line-height-at-least="13pt"/>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div_Paragraph_scrSection_columns_scrBook_scrBody" style:family="paragraph" style:parent-style-name="Paragraph_scrSection_columns_scrBook_scrBody"/>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div_Paragraph1_scrSection_columns_scrBook_scrBody" style:family="paragraph" style:parent-style-name="Paragraph1_scrSection_columns_scrBook_scrBody"/>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2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line-height-at-least="13pt"/>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2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2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2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style:page-layout style:name="pm7">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31.84842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10T17:54:26</meta:creation-date>
    <dc:creator>Samdoss</dc:creator>
    <dc:date>2016-11-10T17:54:26</dc:date>
    <dc:description/>
    <dc:subject>Foreign Literatures and Linguistics; Language Documentation; Dictionary; Reference</dc:subject>
    <dc:title/>
    <meta:editing-cycles>1</meta:editing-cycles>
    <meta:editing-duration>PT2M27S</meta:editing-duration>
    <meta:user-defined meta:name="Author"/>
    <meta:user-defined meta:name="Publisher"/>
    <meta:user-defined meta:name="Copyright Holder">© 2016 SIL International®.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Nkonya Sample\PreserveNkonya Sample"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FilePathWithName, "", 1)
		'oSvc.execute(ConvertToURL(FilePathWithName), "", 1)
			
			'oSvc.execute(FilePathWithName, "", 0)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